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elay(micro secs)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68" calcext:value-type="float">
            <text:p>0.0003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74" calcext:value-type="float">
            <text:p>0.0003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67" calcext:value-type="float">
            <text:p>0.0003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66" calcext:value-type="float">
            <text:p>0.0003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76" calcext:value-type="float">
            <text:p>0.0003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79" calcext:value-type="float">
            <text:p>0.00037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389" calcext:value-type="float">
            <text:p>0.00038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396" calcext:value-type="float">
            <text:p>0.00039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36" calcext:value-type="float">
            <text:p>0.00043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499" calcext:value-type="float">
            <text:p>0.00049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rop Rate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0.057995" calcext:value-type="float">
            <text:p>0.057995</text:p>
          </table:table-cell>
          <table:table-cell office:value-type="float" office:value="0.080299" calcext:value-type="float">
            <text:p>0.080299</text:p>
          </table:table-cell>
          <table:table-cell office:value-type="float" office:value="0.118701" calcext:value-type="float">
            <text:p>0.1187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55731" calcext:value-type="float">
            <text:p>0.055731</text:p>
          </table:table-cell>
          <table:table-cell office:value-type="float" office:value="0.080087" calcext:value-type="float">
            <text:p>0.080087</text:p>
          </table:table-cell>
          <table:table-cell office:value-type="float" office:value="0.118836" calcext:value-type="float">
            <text:p>0.1188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983" calcext:value-type="float">
            <text:p>0.012983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55718" calcext:value-type="float">
            <text:p>0.055718</text:p>
          </table:table-cell>
          <table:table-cell office:value-type="float" office:value="0.080078" calcext:value-type="float">
            <text:p>0.080078</text:p>
          </table:table-cell>
          <table:table-cell office:value-type="float" office:value="0.118972" calcext:value-type="float">
            <text:p>0.1189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979" calcext:value-type="float">
            <text:p>0.012979</text:p>
          </table:table-cell>
          <table:table-cell office:value-type="float" office:value="0.025972" calcext:value-type="float">
            <text:p>0.025972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80068" calcext:value-type="float">
            <text:p>0.080068</text:p>
          </table:table-cell>
          <table:table-cell office:value-type="float" office:value="0.119006" calcext:value-type="float">
            <text:p>0.11900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965" calcext:value-type="float">
            <text:p>0.012965</text:p>
          </table:table-cell>
          <table:table-cell office:value-type="float" office:value="0.025961" calcext:value-type="float">
            <text:p>0.025961</text:p>
          </table:table-cell>
          <table:table-cell office:value-type="float" office:value="0.055657" calcext:value-type="float">
            <text:p>0.055657</text:p>
          </table:table-cell>
          <table:table-cell office:value-type="float" office:value="0.08003" calcext:value-type="float">
            <text:p>0.08003</text:p>
          </table:table-cell>
          <table:table-cell office:value-type="float" office:value="0.118413" calcext:value-type="float">
            <text:p>0.11841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079953" calcext:value-type="float">
            <text:p>0.079953</text:p>
          </table:table-cell>
          <table:table-cell office:value-type="float" office:value="0.118592" calcext:value-type="float">
            <text:p>0.11859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877" calcext:value-type="float">
            <text:p>0.012877</text:p>
          </table:table-cell>
          <table:table-cell office:value-type="float" office:value="0.025891" calcext:value-type="float">
            <text:p>0.025891</text:p>
          </table:table-cell>
          <table:table-cell office:value-type="float" office:value="0.055366" calcext:value-type="float">
            <text:p>0.055366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11853" calcext:value-type="float">
            <text:p>0.1185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25798" calcext:value-type="float">
            <text:p>0.025798</text:p>
          </table:table-cell>
          <table:table-cell office:value-type="float" office:value="0.054977" calcext:value-type="float">
            <text:p>0.054977</text:p>
          </table:table-cell>
          <table:table-cell office:value-type="float" office:value="0.079493" calcext:value-type="float">
            <text:p>0.079493</text:p>
          </table:table-cell>
          <table:table-cell office:value-type="float" office:value="0.118392" calcext:value-type="float">
            <text:p>0.11839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2528" calcext:value-type="float">
            <text:p>0.012528</text:p>
          </table:table-cell>
          <table:table-cell office:value-type="float" office:value="0.025611" calcext:value-type="float">
            <text:p>0.025611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78882" calcext:value-type="float">
            <text:p>0.078882</text:p>
          </table:table-cell>
          <table:table-cell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2061" calcext:value-type="float">
            <text:p>0.012061</text:p>
          </table:table-cell>
          <table:table-cell office:value-type="float" office:value="0.025238" calcext:value-type="float">
            <text:p>0.025238</text:p>
          </table:table-cell>
          <table:table-cell office:value-type="float" office:value="0.052677" calcext:value-type="float">
            <text:p>0.052677</text:p>
          </table:table-cell>
          <table:table-cell office:value-type="float" office:value="0.077661" calcext:value-type="float">
            <text:p>0.077661</text:p>
          </table:table-cell>
          <table:table-cell office:value-type="float" office:value="0.116158" calcext:value-type="float">
            <text:p>0.11615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Buffer Utilization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3004" calcext:value-type="float">
            <text:p>0.183004</text:p>
          </table:table-cell>
          <table:table-cell office:value-type="float" office:value="0.208721" calcext:value-type="float">
            <text:p>0.208721</text:p>
          </table:table-cell>
          <table:table-cell office:value-type="float" office:value="0.306352" calcext:value-type="float">
            <text:p>0.306352</text:p>
          </table:table-cell>
          <table:table-cell office:value-type="float" office:value="0.319264" calcext:value-type="float">
            <text:p>0.319264</text:p>
          </table:table-cell>
          <table:table-cell office:value-type="float" office:value="0.401556" calcext:value-type="float">
            <text:p>0.401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291" calcext:value-type="float">
            <text:p>0.177291</text:p>
          </table:table-cell>
          <table:table-cell office:value-type="float" office:value="0.156121" calcext:value-type="float">
            <text:p>0.156121</text:p>
          </table:table-cell>
          <table:table-cell office:value-type="float" office:value="0.504522" calcext:value-type="float">
            <text:p>0.504522</text:p>
          </table:table-cell>
          <table:table-cell office:value-type="float" office:value="0.511109" calcext:value-type="float">
            <text:p>0.511109</text:p>
          </table:table-cell>
          <table:table-cell office:value-type="float" office:value="0.579474" calcext:value-type="float">
            <text:p>0.5794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1883" calcext:value-type="float">
            <text:p>0.171883</text:p>
          </table:table-cell>
          <table:table-cell office:value-type="float" office:value="0.145601" calcext:value-type="float">
            <text:p>0.145601</text:p>
          </table:table-cell>
          <table:table-cell office:value-type="float" office:value="0.547694" calcext:value-type="float">
            <text:p>0.547694</text:p>
          </table:table-cell>
          <table:table-cell office:value-type="float" office:value="0.543757" calcext:value-type="float">
            <text:p>0.543757</text:p>
          </table:table-cell>
          <table:table-cell office:value-type="float" office:value="0.609076" calcext:value-type="float">
            <text:p>0.6090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9562" calcext:value-type="float">
            <text:p>0.169562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55691" calcext:value-type="float">
            <text:p>0.55691</text:p>
          </table:table-cell>
          <table:table-cell office:value-type="float" office:value="0.561727" calcext:value-type="float">
            <text:p>0.561727</text:p>
          </table:table-cell>
          <table:table-cell office:value-type="float" office:value="0.622811" calcext:value-type="float">
            <text:p>0.6228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35081" calcext:value-type="float">
            <text:p>0.135081</text:p>
          </table:table-cell>
          <table:table-cell office:value-type="float" office:value="0.583368" calcext:value-type="float">
            <text:p>0.583368</text:p>
          </table:table-cell>
          <table:table-cell office:value-type="float" office:value="0.58205" calcext:value-type="float">
            <text:p>0.58205</text:p>
          </table:table-cell>
          <table:table-cell office:value-type="float" office:value="0.640918" calcext:value-type="float">
            <text:p>0.6409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5018" calcext:value-type="float">
            <text:p>0.165018</text:p>
          </table:table-cell>
          <table:table-cell office:value-type="float" office:value="0.132366" calcext:value-type="float">
            <text:p>0.132366</text:p>
          </table:table-cell>
          <table:table-cell office:value-type="float" office:value="0.592028" calcext:value-type="float">
            <text:p>0.592028</text:p>
          </table:table-cell>
          <table:table-cell office:value-type="float" office:value="0.591376" calcext:value-type="float">
            <text:p>0.591376</text:p>
          </table:table-cell>
          <table:table-cell office:value-type="float" office:value="0.652624" calcext:value-type="float">
            <text:p>0.65262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4272" calcext:value-type="float">
            <text:p>0.164272</text:p>
          </table:table-cell>
          <table:table-cell office:value-type="float" office:value="0.131073" calcext:value-type="float">
            <text:p>0.131073</text:p>
          </table:table-cell>
          <table:table-cell office:value-type="float" office:value="0.595724" calcext:value-type="float">
            <text:p>0.595724</text:p>
          </table:table-cell>
          <table:table-cell office:value-type="float" office:value="0.596108" calcext:value-type="float">
            <text:p>0.596108</text:p>
          </table:table-cell>
          <table:table-cell office:value-type="float" office:value="0.658214" calcext:value-type="float">
            <text:p>0.65821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3703" calcext:value-type="float">
            <text:p>0.163703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596527" calcext:value-type="float">
            <text:p>0.596527</text:p>
          </table:table-cell>
          <table:table-cell office:value-type="float" office:value="0.598832" calcext:value-type="float">
            <text:p>0.598832</text:p>
          </table:table-cell>
          <table:table-cell office:value-type="float" office:value="0.660367" calcext:value-type="float">
            <text:p>0.66036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62763" calcext:value-type="float">
            <text:p>0.162763</text:p>
          </table:table-cell>
          <table:table-cell office:value-type="float" office:value="0.130107" calcext:value-type="float">
            <text:p>0.130107</text:p>
          </table:table-cell>
          <table:table-cell office:value-type="float" office:value="0.59445" calcext:value-type="float">
            <text:p>0.59445</text:p>
          </table:table-cell>
          <table:table-cell office:value-type="float" office:value="0.600127" calcext:value-type="float">
            <text:p>0.600127</text:p>
          </table:table-cell>
          <table:table-cell office:value-type="float" office:value="0.661601" calcext:value-type="float">
            <text:p>0.66160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60779" calcext:value-type="float">
            <text:p>0.160779</text:p>
          </table:table-cell>
          <table:table-cell office:value-type="float" office:value="0.129781" calcext:value-type="float">
            <text:p>0.129781</text:p>
          </table:table-cell>
          <table:table-cell office:value-type="float" office:value="0.581959" calcext:value-type="float">
            <text:p>0.581959</text:p>
          </table:table-cell>
          <table:table-cell office:value-type="float" office:value="0.600172" calcext:value-type="float">
            <text:p>0.600172</text:p>
          </table:table-cell>
          <table:table-cell office:value-type="float" office:value="0.66241" calcext:value-type="float">
            <text:p>0.6624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elay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office:value-type="float" office:value="0.000392" calcext:value-type="float">
            <text:p>0.000392</text:p>
          </table:table-cell>
          <table:table-cell table:number-columns-repeated="3" office:value-type="float" office:value="0.0004" calcext:value-type="float">
            <text:p>0.0004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table:number-columns-repeated="3" office:value-type="float" office:value="0.000413" calcext:value-type="float">
            <text:p>0.000413</text:p>
          </table:table-cell>
          <table:table-cell table:number-columns-repeated="2" office:value-type="float" office:value="0.000414" calcext:value-type="float">
            <text:p>0.00041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52" calcext:value-type="float">
            <text:p>0.000452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84" calcext:value-type="float">
            <text:p>0.000384</text:p>
          </table:table-cell>
          <table:table-cell table:number-columns-repeated="2" office:value-type="float" office:value="0.000394" calcext:value-type="float">
            <text:p>0.00039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528" calcext:value-type="float">
            <text:p>0.000528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13" calcext:value-type="float">
            <text:p>0.000513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99" calcext:value-type="float">
            <text:p>0.0004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rop Rate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983" calcext:value-type="float">
            <text:p>0.012983</text:p>
          </table:table-cell>
          <table:table-cell office:value-type="float" office:value="0.012979" calcext:value-type="float">
            <text:p>0.012979</text:p>
          </table:table-cell>
          <table:table-cell office:value-type="float" office:value="0.012965" calcext:value-type="float">
            <text:p>0.012965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12877" calcext:value-type="float">
            <text:p>0.012877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12528" calcext:value-type="float">
            <text:p>0.012528</text:p>
          </table:table-cell>
          <table:table-cell office:value-type="float" office:value="0.012061" calcext:value-type="float">
            <text:p>0.012061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5972" calcext:value-type="float">
            <text:p>0.025972</text:p>
          </table:table-cell>
          <table:table-cell office:value-type="float" office:value="0.025961" calcext:value-type="float">
            <text:p>0.025961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0.025891" calcext:value-type="float">
            <text:p>0.025891</text:p>
          </table:table-cell>
          <table:table-cell office:value-type="float" office:value="0.025798" calcext:value-type="float">
            <text:p>0.025798</text:p>
          </table:table-cell>
          <table:table-cell office:value-type="float" office:value="0.025611" calcext:value-type="float">
            <text:p>0.025611</text:p>
          </table:table-cell>
          <table:table-cell office:value-type="float" office:value="0.025238" calcext:value-type="float">
            <text:p>0.025238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57995" calcext:value-type="float">
            <text:p>0.057995</text:p>
          </table:table-cell>
          <table:table-cell office:value-type="float" office:value="0.055731" calcext:value-type="float">
            <text:p>0.055731</text:p>
          </table:table-cell>
          <table:table-cell office:value-type="float" office:value="0.055718" calcext:value-type="float">
            <text:p>0.055718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55657" calcext:value-type="float">
            <text:p>0.05565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055366" calcext:value-type="float">
            <text:p>0.055366</text:p>
          </table:table-cell>
          <table:table-cell office:value-type="float" office:value="0.054977" calcext:value-type="float">
            <text:p>0.054977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2677" calcext:value-type="float">
            <text:p>0.052677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office:value-type="float" office:value="0.080299" calcext:value-type="float">
            <text:p>0.080299</text:p>
          </table:table-cell>
          <table:table-cell office:value-type="float" office:value="0.080087" calcext:value-type="float">
            <text:p>0.080087</text:p>
          </table:table-cell>
          <table:table-cell office:value-type="float" office:value="0.080078" calcext:value-type="float">
            <text:p>0.080078</text:p>
          </table:table-cell>
          <table:table-cell office:value-type="float" office:value="0.080068" calcext:value-type="float">
            <text:p>0.080068</text:p>
          </table:table-cell>
          <table:table-cell office:value-type="float" office:value="0.08003" calcext:value-type="float">
            <text:p>0.08003</text:p>
          </table:table-cell>
          <table:table-cell office:value-type="float" office:value="0.079953" calcext:value-type="float">
            <text:p>0.079953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79493" calcext:value-type="float">
            <text:p>0.079493</text:p>
          </table:table-cell>
          <table:table-cell office:value-type="float" office:value="0.078882" calcext:value-type="float">
            <text:p>0.078882</text:p>
          </table:table-cell>
          <table:table-cell office:value-type="float" office:value="0.077661" calcext:value-type="float">
            <text:p>0.077661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118701" calcext:value-type="float">
            <text:p>0.118701</text:p>
          </table:table-cell>
          <table:table-cell office:value-type="float" office:value="0.118836" calcext:value-type="float">
            <text:p>0.118836</text:p>
          </table:table-cell>
          <table:table-cell office:value-type="float" office:value="0.118972" calcext:value-type="float">
            <text:p>0.118972</text:p>
          </table:table-cell>
          <table:table-cell office:value-type="float" office:value="0.119006" calcext:value-type="float">
            <text:p>0.119006</text:p>
          </table:table-cell>
          <table:table-cell office:value-type="float" office:value="0.118413" calcext:value-type="float">
            <text:p>0.118413</text:p>
          </table:table-cell>
          <table:table-cell office:value-type="float" office:value="0.118592" calcext:value-type="float">
            <text:p>0.118592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0.118392" calcext:value-type="float">
            <text:p>0.11839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16158" calcext:value-type="float">
            <text:p>0.116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1:52:27.406548000</meta:creation-date>
    <dc:date>2017-05-11T22:04:29.623295425</dc:date>
    <meta:editing-duration>PT12M1S</meta:editing-duration>
    <meta:editing-cycles>2</meta:editing-cycles>
    <meta:generator>LibreOffice/5.1.6.2$Linux_X86_64 LibreOffice_project/10m0$Build-2</meta:generator>
    <meta:document-statistic meta:table-count="1" meta:cell-count="335" meta:object-count="0"/>
  </office:meta>
</office:document-meta>
</file>